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3cm" fo:margin-left="0.095cm" table:align="left"/>
    </style:style>
    <style:style style:name="Table1.A" style:family="table-column">
      <style:table-column-properties style:column-width="5.613cm"/>
    </style:style>
    <style:style style:name="Table1.B" style:family="table-column">
      <style:table-column-properties style:column-width="5.614cm"/>
    </style:style>
    <style:style style:name="Table1.C" style:family="table-column">
      <style:table-column-properties style:column-width="5.6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93cm" fo:margin-left="0.095cm" table:align="left"/>
    </style:style>
    <style:style style:name="Table2.A" style:family="table-column">
      <style:table-column-properties style:column-width="5.613cm"/>
    </style:style>
    <style:style style:name="Table2.B" style:family="table-column">
      <style:table-column-properties style:column-width="5.614cm"/>
    </style:style>
    <style:style style:name="Table2.C" style:family="table-column">
      <style:table-column-properties style:column-width="5.6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13a" officeooo:paragraph-rsid="000cf13a"/>
    </style:style>
    <style:style style:name="P2" style:family="paragraph" style:parent-style-name="Standard">
      <style:text-properties fo:font-size="16pt" officeooo:rsid="000cf13a" officeooo:paragraph-rsid="000cf13a" style:font-size-asian="16pt" style:font-size-complex="16pt"/>
    </style:style>
    <style:style style:name="P3" style:family="paragraph" style:parent-style-name="Standard">
      <style:text-properties officeooo:rsid="000ebbc6" officeooo:paragraph-rsid="000ebbc6"/>
    </style:style>
    <style:style style:name="P4" style:family="paragraph" style:parent-style-name="Text_20_body">
      <style:text-properties officeooo:paragraph-rsid="0010ba0d"/>
    </style:style>
    <style:style style:name="P5" style:family="paragraph" style:parent-style-name="Table_20_Contents">
      <style:text-properties officeooo:rsid="000ebbc6" officeooo:paragraph-rsid="000ebbc6"/>
    </style:style>
    <style:style style:name="P6" style:family="paragraph" style:parent-style-name="Table_20_Contents">
      <style:text-properties fo:font-style="italic" officeooo:rsid="000ebbc6" officeooo:paragraph-rsid="000ebbc6" style:font-style-asian="italic" style:font-style-complex="italic"/>
    </style:style>
    <style:style style:name="P7" style:family="paragraph" style:parent-style-name="Table_20_Contents">
      <style:text-properties fo:font-style="italic" officeooo:rsid="000ec6de" officeooo:paragraph-rsid="000ec6de" style:font-style-asian="italic" style:font-style-complex="italic"/>
    </style:style>
    <style:style style:name="P8" style:family="paragraph" style:parent-style-name="Table_20_Contents">
      <style:text-properties fo:font-style="italic" officeooo:rsid="0010ba0d" officeooo:paragraph-rsid="0010ba0d" style:font-style-asian="italic" style:font-style-complex="italic"/>
    </style:style>
    <style:style style:name="P9" style:family="paragraph" style:parent-style-name="Table_20_Contents">
      <style:text-properties fo:font-style="italic" officeooo:rsid="0011455e" officeooo:paragraph-rsid="0011455e" style:font-style-asian="italic" style:font-style-complex="italic"/>
    </style:style>
    <style:style style:name="P10" style:family="paragraph" style:parent-style-name="Table_20_Contents">
      <style:text-properties fo:font-style="italic" officeooo:rsid="0012d414" officeooo:paragraph-rsid="0012d414" style:font-style-asian="italic" style:font-style-complex="italic"/>
    </style:style>
    <style:style style:name="P11" style:family="paragraph" style:parent-style-name="Table_20_Contents">
      <style:text-properties fo:font-style="italic" officeooo:rsid="0012d414" officeooo:paragraph-rsid="0012d711" style:font-style-asian="italic" style:font-style-complex="italic"/>
    </style:style>
    <style:style style:name="P12" style:family="paragraph" style:parent-style-name="Table_20_Contents">
      <style:text-properties fo:font-style="italic" officeooo:rsid="0012d711" officeooo:paragraph-rsid="0012d711" style:font-style-asian="italic" style:font-style-complex="italic"/>
    </style:style>
    <style:style style:name="P13" style:family="paragraph" style:parent-style-name="Table_20_Contents">
      <style:text-properties officeooo:rsid="000ec6de" officeooo:paragraph-rsid="000ec6de"/>
    </style:style>
    <style:style style:name="P14" style:family="paragraph" style:parent-style-name="Table_20_Contents">
      <style:text-properties officeooo:rsid="0010ba0d" officeooo:paragraph-rsid="0010ba0d"/>
    </style:style>
    <style:style style:name="P15" style:family="paragraph" style:parent-style-name="Table_20_Contents">
      <style:text-properties fo:font-style="normal" officeooo:rsid="0010ba0d" officeooo:paragraph-rsid="0011455e" style:font-style-asian="normal" style:font-style-complex="normal"/>
    </style:style>
    <style:style style:name="P16" style:family="paragraph" style:parent-style-name="Table_20_Contents">
      <style:text-properties fo:font-style="normal" officeooo:rsid="0011455e" officeooo:paragraph-rsid="0011455e" style:font-style-asian="normal" style:font-style-complex="normal"/>
    </style:style>
    <style:style style:name="P17" style:family="paragraph" style:parent-style-name="Table_20_Contents">
      <style:text-properties fo:font-style="normal" officeooo:rsid="0012d414" officeooo:paragraph-rsid="0012d414" style:font-style-asian="normal" style:font-style-complex="normal"/>
    </style:style>
    <style:style style:name="P18" style:family="paragraph" style:parent-style-name="Table_20_Contents">
      <style:text-properties fo:font-style="normal" officeooo:rsid="0012d711" officeooo:paragraph-rsid="0012d711" style:font-style-asian="normal" style:font-style-complex="normal"/>
    </style:style>
    <style:style style:name="P19" style:family="paragraph" style:parent-style-name="Table_20_Contents">
      <style:text-properties officeooo:rsid="0011455e" officeooo:paragraph-rsid="0011455e"/>
    </style:style>
    <style:style style:name="P20" style:family="paragraph" style:parent-style-name="Table_20_Contents">
      <style:text-properties officeooo:rsid="0012d711" officeooo:paragraph-rsid="0012d711"/>
    </style:style>
    <style:style style:name="P21" style:family="paragraph" style:parent-style-name="Standard" style:list-style-name="L1">
      <style:text-properties officeooo:rsid="000cf13a" officeooo:paragraph-rsid="000cf13a"/>
    </style:style>
    <style:style style:name="P22" style:family="paragraph" style:parent-style-name="Standard" style:list-style-name="L2">
      <style:text-properties officeooo:rsid="000ebbc6" officeooo:paragraph-rsid="000ebbc6"/>
    </style:style>
    <style:style style:name="P23" style:family="paragraph" style:parent-style-name="Table_20_Contents">
      <style:text-properties officeooo:rsid="000ebbc6" officeooo:paragraph-rsid="000ebbc6"/>
    </style:style>
    <style:style style:name="P24" style:family="paragraph" style:parent-style-name="Table_20_Contents">
      <style:text-properties officeooo:rsid="000ebbc6" officeooo:paragraph-rsid="001528ed"/>
    </style:style>
    <style:style style:name="P25" style:family="paragraph" style:parent-style-name="Table_20_Contents">
      <style:text-properties officeooo:rsid="0014941c" officeooo:paragraph-rsid="0014941c"/>
    </style:style>
    <style:style style:name="P26" style:family="paragraph" style:parent-style-name="Table_20_Contents">
      <style:text-properties fo:font-style="italic" officeooo:rsid="0014941c" officeooo:paragraph-rsid="0014941c" style:font-style-asian="italic" style:font-style-complex="italic"/>
    </style:style>
    <style:style style:name="P27" style:family="paragraph" style:parent-style-name="Table_20_Contents">
      <style:text-properties fo:font-style="italic" officeooo:rsid="0016f22b" officeooo:paragraph-rsid="0016f22b" style:font-style-asian="italic" style:font-style-complex="italic"/>
    </style:style>
    <style:style style:name="P28" style:family="paragraph" style:parent-style-name="Table_20_Contents">
      <style:text-properties fo:font-style="italic" officeooo:rsid="0017c3e3" officeooo:paragraph-rsid="0017c3e3" style:font-style-asian="italic" style:font-style-complex="italic"/>
    </style:style>
    <style:style style:name="P29" style:family="paragraph" style:parent-style-name="Table_20_Contents">
      <style:text-properties fo:font-style="normal" officeooo:rsid="0014941c" officeooo:paragraph-rsid="0014941c" style:font-style-asian="normal" style:font-style-complex="normal"/>
    </style:style>
    <style:style style:name="P30" style:family="paragraph" style:parent-style-name="Table_20_Contents">
      <style:text-properties officeooo:rsid="001528ed" officeooo:paragraph-rsid="001528ed"/>
    </style:style>
    <style:style style:name="P31" style:family="paragraph" style:parent-style-name="Table_20_Contents">
      <style:text-properties officeooo:rsid="0016f22b" officeooo:paragraph-rsid="0016f22b"/>
    </style:style>
    <style:style style:name="P32" style:family="paragraph" style:parent-style-name="Table_20_Contents">
      <style:text-properties officeooo:rsid="0017c3e3" officeooo:paragraph-rsid="0017c3e3"/>
    </style:style>
    <style:style style:name="T1" style:family="text">
      <style:text-properties officeooo:rsid="000ebbc6"/>
    </style:style>
    <style:style style:name="T2" style:family="text">
      <style:text-properties officeooo:rsid="000ec6de"/>
    </style:style>
    <style:style style:name="T3" style:family="text">
      <style:text-properties officeooo:rsid="0010ba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711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2d414"/>
    </style:style>
    <style:style style:name="T8" style:family="text">
      <style:text-properties officeooo:rsid="0012d711"/>
    </style:style>
    <style:style style:name="T9" style:family="text">
      <style:text-properties officeooo:rsid="001528ed"/>
    </style:style>
    <style:style style:name="T10" style:family="text">
      <style:text-properties officeooo:rsid="0017c3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Interface</text:p>
      <text:p text:style-name="P1"/>
      <text:p text:style-name="P1">Hardware für Benutzerinteraktion:</text:p>
      <text:list xml:id="list4973287002199167662" text:style-name="L1">
        <text:list-item>
          <text:p text:style-name="P21">2x16 Bit <text:span text:style-name="T1">Display, besser 2x32 </text:span>(evtl. auch größer)</text:p>
        </text:list-item>
        <text:list-item>
          <text:p text:style-name="P21">Endlos-Drehregler <text:span text:style-name="T1">(Poti)</text:span> mit Push-Button</text:p>
        </text:list-item>
        <text:list-item>
          <text:p text:style-name="P21">Zurück-Button </text:p>
        </text:list-item>
        <text:list-item>
          <text:p text:style-name="P21">Reset-Button</text:p>
        </text:list-item>
      </text:list>
      <text:p text:style-name="P1"/>
      <text:p text:style-name="P1">Allgemeine Bedienweise:</text:p>
      <text:list xml:id="list798148927052247202" text:style-name="L2">
        <text:list-item>
          <text:p text:style-name="P22">Navigation/Scrollen durch Drehregler (von links nach rechts, rechts angekommen nächste Zeile) </text:p>
        </text:list-item>
        <text:list-item>
          <text:p text:style-name="P22">Bestätigen durch Push-Button</text:p>
        </text:list-item>
        <text:list-item>
          <text:p text:style-name="P22">zurück zum vorherigen Menü mit Zurück-Button (vgl. Android)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nsicht</text:p>
          </table:table-cell>
          <table:table-cell table:style-name="Table1.A1" office:value-type="string">
            <text:p text:style-name="P5">Display</text:p>
          </table:table-cell>
          <table:table-cell table:style-name="Table1.C1" office:value-type="string">
            <text:p text:style-name="P5">Kommentar</text:p>
          </table:table-cell>
        </table:table-row>
        <table:table-row>
          <table:table-cell table:style-name="Table1.A2" office:value-type="string">
            <text:p text:style-name="P5">Buchstaben eingeben / <text:span text:style-name="T3">Tastatur</text:span></text:p>
          </table:table-cell>
          <table:table-cell table:style-name="Table1.A2" office:value-type="string">
            <text:p text:style-name="P6">(individuelle<text:span text:style-name="T2">s</text:span> <text:span text:style-name="T2">Eingabefeld</text:span>)</text:p>
            <text:p text:style-name="P24"><text:span text:style-name="T9">&lt;-</text:span>abcdefghijklmnopqrstuvwxy</text:p>
            <text:p text:style-name="P24">zABCDEFGHIJKMNOPRSTUVWXYZ1234567890+-.,/</text:p>
            <text:p text:style-name="P6">(...)</text:p>
          </table:table-cell>
          <table:table-cell table:style-name="Table1.C2" office:value-type="string">
            <text:p text:style-name="P5">Alle Buchstaben (klein+groß), Zahlen, Sonderzeichen in einer Zeile die horizontal scrollbar ist. <text:span text:style-name="T9">Links des linkesten Zeichens befinden sich ein Backspace Button</text:span></text:p>
            <text:p text:style-name="P5"/>
            <text:p text:style-name="P13">Evtl. auch verschiedene Layouts erforderlich (z.B. für ä,ü,ö,é,à, etc.)</text:p>
            <text:p text:style-name="P13"/>
            <text:p text:style-name="P13">Bestätigen eines Zeichens mit normalen Druck, Bestätigung der gesamten Eingabe mit langem Druck (3 sek.)</text:p>
          </table:table-cell>
        </table:table-row>
        <table:table-row>
          <table:table-cell table:style-name="Table1.A2" office:value-type="string">
            <text:p text:style-name="P13">Menüs</text:p>
          </table:table-cell>
          <table:table-cell table:style-name="Table1.A2" office:value-type="string">
            <text:p text:style-name="P7">Beschriftung des Menüs</text:p>
            <text:p text:style-name="P7">Möglichkeit 1</text:p>
            <text:p text:style-name="P7">Möglichkeit 2</text:p>
            <text:p text:style-name="P7">Möglichkeit 3</text:p>
            <text:p text:style-name="P7">Möglichkeit 4</text:p>
            <text:p text:style-name="P7">Möglichkeit 5</text:p>
            <text:p text:style-name="P7">Möglichkeit 6</text:p>
          </table:table-cell>
          <table:table-cell table:style-name="Table1.C2" office:value-type="string">
            <text:p text:style-name="P13">Immer 2 Zeilen werden angezeigt und werden bei scrollen entsprechend ein-/ausgeblendet</text:p>
            <text:p text:style-name="P13"/>
            <text:p text:style-name="P19">Einträge mit mehr als 16 Zeichen scrollen automatisch von links nach rechts durch</text:p>
            <text:p text:style-name="P13"/>
            <text:p text:style-name="P13">Bestätigung durch normalen Druck</text:p>
            <text:p text:style-name="P13"/>
            <text:p text:style-name="P19">Beschriftung selbstverständlich nicht anwählbar</text:p>
          </table:table-cell>
        </table:table-row>
        <table:table-row>
          <table:table-cell table:style-name="Table1.A2" office:value-type="string">
            <text:p text:style-name="P13">Nutzeraufforderung</text:p>
          </table:table-cell>
          <table:table-cell table:style-name="Table1.A2" office:value-type="string">
            <text:p text:style-name="P7">Dies ist eine Aufforderug an Sie, was Sie tun sollen. Bitte befolgen Sie diese sorgfältig.</text:p>
          </table:table-cell>
          <table:table-cell table:style-name="Table1.C2" office:value-type="string">
            <text:p text:style-name="P13">Aufforderungen, die länger als 2 Zeilen <text:span text:style-name="T3">lang sind, scrollen automatisch von oben nach unten durch. (1 Zeile ~ 3 sek.?)</text:span></text:p>
            <text:p text:style-name="P13"/>
            <text:p text:style-name="P14"><text:soft-page-break/>Aufforderung könnnen durch normalen Druck bestätigt werden, um zum nächsten Schritt zu kommen.</text:p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Status</text:p>
            </table:table-cell>
            <table:table-cell table:style-name="Table2.A1" office:value-type="string">
              <text:p text:style-name="P5">Display</text:p>
            </table:table-cell>
            <table:table-cell table:style-name="Table2.C1" office:value-type="string">
              <text:p text:style-name="P5">Kommentar</text:p>
            </table:table-cell>
          </table:table-row>
        </table:table-header-rows>
        <table:table-row>
          <table:table-cell table:style-name="Table2.A2" office:value-type="string">
            <text:p text:style-name="P13">Masterpasswort (MPW) nicht festgelegt</text:p>
          </table:table-cell>
          <table:table-cell table:style-name="Table2.A2" office:value-type="string">
            <text:p text:style-name="P14">Masterpasswort festlegen</text:p>
          </table:table-cell>
          <table:table-cell table:style-name="Table2.C2" office:value-type="string">
            <text:p text:style-name="P14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Masterpasswort bestätigen</text:p>
          </table:table-cell>
          <table:table-cell table:style-name="Table2.C2" office:value-type="string">
            <text:p text:style-name="P14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Masterpasswort eingeben bei Gerätstart</text:p>
          </table:table-cell>
          <table:table-cell table:style-name="Table2.A2" office:value-type="string">
            <text:p text:style-name="P14">Masterpasswort eingeben</text:p>
          </table:table-cell>
          <table:table-cell table:style-name="Table2.C2" office:value-type="string">
            <text:p text:style-name="P14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>(siehe 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MPW-Prüfwort anzeigen</text:p>
          </table:table-cell>
          <table:table-cell table:style-name="Table2.A2" office:value-type="string">
            <text:p text:style-name="P8">(Prüfwort)</text:p>
          </table:table-cell>
          <table:table-cell table:style-name="Table2.C2" office:value-type="string">
            <text:p text:style-name="P14">Nutzerinformation (bestätigen durch Druck)</text:p>
            <text:p text:style-name="P14"/>
            <text:p text:style-name="P14">Optionaler Schritt, um das eigegebene MPW zu überprüfen</text:p>
            <text:p text:style-name="P14"/>
            <text:p text:style-name="P14">Nur bei bekanntem korrekter Prüfwort sinnvoll/möglich</text:p>
            <text:p text:style-name="P14">→ keine Möglichkeit für Angreifer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Hautmenü</text:p>
          </table:table-cell>
          <table:table-cell table:style-name="Table2.A2" office:value-type="string">
            <text:p text:style-name="P8">(1)<text:span text:style-name="T4">Passwort-Auswahl</text:span></text:p>
            <text:p text:style-name="P8">(2)Neues <text:span text:style-name="T7">Konto</text:span></text:p>
            <text:p text:style-name="P8">(3)Masterpasswort ändern</text:p>
            <text:p text:style-name="P8">(4)Konto bearbeiten</text:p>
            <text:p text:style-name="P8">(5)Prüfwort einstellen</text:p>
          </table:table-cell>
          <table:table-cell table:style-name="Table2.C2" office:value-type="string">
            <text:p text:style-name="P14">(Nummern dienen nur der Organisation dieses Dokuments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(1)Passwort-Auswahl</text:p>
          </table:table-cell>
          <table:table-cell table:style-name="Table2.A2" office:value-type="string">
            <text:p text:style-name="P9">Google</text:p>
            <text:p text:style-name="P9">Facebook</text:p>
            <text:p text:style-name="P9">Apple</text:p>
            <text:p text:style-name="P9">Amazon</text:p>
            <text:p text:style-name="P9">(...)</text:p>
          </table:table-cell>
          <table:table-cell table:style-name="Table2.C2" office:value-type="string">
            <text:p text:style-name="P19">Auswahl und Bestätigung des Kontos </text:p>
          </table:table-cell>
        </table:table-row>
        <table:table-row>
          <table:table-cell table:style-name="Table2.A2" office:value-type="string">
            <text:p text:style-name="P19">(1.1.)</text:p>
          </table:table-cell>
          <table:table-cell table:style-name="Table2.A2" office:value-type="string">
            <text:p text:style-name="P9">Kontoname (Beschriftung)</text:p>
            <text:p text:style-name="P16"><text:span text:style-name="T6">(1)</text:span>Passwort senden</text:p>
            <text:p text:style-name="P9">(2)<text:span text:style-name="T4">Benutzernamen </text:span></text:p>
            <text:p text:style-name="P9"><text:soft-page-break/>(3)Passwort anzeigen</text:p>
          </table:table-cell>
          <table:table-cell table:style-name="Table2.C2" office:value-type="string">
            <text:p text:style-name="P19">Bei (1) wird das PW NICHT angezeigt, nur per USB an den PC übermittelt</text:p>
            <text:p text:style-name="P19"><text:soft-page-break/>→ Bestätigung folgt</text:p>
            <text:p text:style-name="P19"/>
            <text:p text:style-name="P19">Bei (2) wird der Nutzername sowohl gesendet als auch angezeigt</text:p>
            <text:p text:style-name="P19"/>
            <text:p text:style-name="P19">Bei (3) wird das PW nur in Klartext angezeigt nicht übermittelt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(2) Neue<text:span text:style-name="T7">s Konto</text:span></text:p>
          </table:table-cell>
          <table:table-cell table:style-name="Table2.A2" office:value-type="string">
            <text:p text:style-name="P17">Kontoname</text:p>
            <text:p text:style-name="P10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7">Benutzername</text:p>
            <text:p text:style-name="P10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>(1) <text:span text:style-name="T4">Passwort </text:span><text:span text:style-name="T5">eingeben</text:span></text:p>
            <text:p text:style-name="P12">(2)<text:span text:style-name="T4"> Generator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(2.1.) PW eingeben</text:p>
          </table:table-cell>
          <table:table-cell table:style-name="Table2.A2" office:value-type="string">
            <text:p text:style-name="P18">Passwort</text:p>
            <text:p text:style-name="P11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8">Passwort bestätigen</text:p>
            <text:p text:style-name="P11">(Tastatur<text:span text:style-name="T8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(2.2.) PW Generator</text:p>
          </table:table-cell>
          <table:table-cell table:style-name="Table2.A2" office:value-type="string">
            <text:p text:style-name="P12">(generiertest Pass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PW anzeigen</text:p>
          </table:table-cell>
          <table:table-cell table:style-name="Table2.A2" office:value-type="string">
            <text:p text:style-name="P26">(Passwort)</text:p>
          </table:table-cell>
          <table:table-cell table:style-name="Table2.C2" office:value-type="string">
            <text:p text:style-name="P25">Gerade eingegebenes bzw generiertes PW in Klartext anzeige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3) MPW ändern</text:p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P25">Wie MPW eingeben + kein MPW gesetz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4) Konto ändern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25">Kontoauswahl wie in Menü 1</text:p>
          </table:table-cell>
        </table:table-row>
        <table:table-row>
          <table:table-cell table:style-name="Table2.A2" office:value-type="string">
            <text:p text:style-name="P25">(4.1.)</text:p>
          </table:table-cell>
          <table:table-cell table:style-name="Table2.A2" office:value-type="string">
            <text:p text:style-name="P26">(Kontoname)</text:p>
            <text:p text:style-name="P29">(1)Kontoname ändern</text:p>
            <text:p text:style-name="P29">(2)Nutzername ändern</text:p>
            <text:p text:style-name="P29">(3)Passwort ändern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4.1.1.) Kontoname ändern</text:p>
          </table:table-cell>
          <table:table-cell table:style-name="Table2.A2" office:value-type="string">
            <text:p text:style-name="P26">(Kontoname <text:span text:style-name="T9">(Eingabefeld)</text:span>)</text:p>
            <text:p text:style-name="P26">(Tastatur)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>(4.1.<text:span text:style-name="T9">2</text:span>.) <text:span text:style-name="T9">Benutzername</text:span> ändern</text:p>
          </table:table-cell>
          <table:table-cell table:style-name="Table2.A2" office:value-type="string">
            <text:p text:style-name="P26">(<text:span text:style-name="T9">Benutzername (Eingabefeld)</text:span>)</text:p>
            <text:p text:style-name="P26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4.1.1.) <text:span text:style-name="T9">PW</text:span> änder<text:span text:style-name="T9">n</text:span></text:p>
          </table:table-cell>
          <table:table-cell table:style-name="Table2.A2" office:value-type="string">
            <text:p text:style-name="P26"><text:span text:style-name="T9">(Eingabefeld</text:span>)</text:p>
            <text:p text:style-name="P26">(Tastatur)</text:p>
          </table:table-cell>
          <table:table-cell table:style-name="Table2.C2" office:value-type="string">
            <text:p text:style-name="P30">Im Gegensatz zu Kontoname, Benutzername, wird das alte PW vor der Eingabe gelösch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6">(<text:span text:style-name="T9">Eingabefeld</text:span>)</text:p>
            <text:p text:style-name="P26">(Tastatur)</text:p>
          </table:table-cell>
          <table:table-cell table:style-name="Table2.C2" office:value-type="string">
            <text:p text:style-name="P30">Bestätigung des PW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1">(5) Prüfwort einstellen</text:p>
          </table:table-cell>
          <table:table-cell table:style-name="Table2.A2" office:value-type="string">
            <text:p text:style-name="P27">(1)Eingabe</text:p>
            <text:p text:style-name="P27">(2)Generator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>(5.1.)Eingabe</text:p>
          </table:table-cell>
          <table:table-cell table:style-name="Table2.A2" office:value-type="string">
            <text:p text:style-name="P27">(<text:span text:style-name="T10">Prüfwort (Eingabefeld)</text:span>)</text:p>
            <text:p text:style-name="P27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2">(5.2.)Generator</text:p>
          </table:table-cell>
          <table:table-cell table:style-name="Table2.A2" office:value-type="string">
            <text:p text:style-name="P28">(generiertes Prüf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57:24.400597000</meta:creation-date>
    <dc:date>2015-01-30T17:03:52.282638000</dc:date>
    <meta:editing-duration>PT8M53S</meta:editing-duration>
    <meta:editing-cycles>2</meta:editing-cycles>
    <meta:generator>LibreOffice/4.2.8.2$MacOSX_X86_64 LibreOffice_project/48d50dbfc06349262c9d50868e5c1f630a573ebd</meta:generator>
    <meta:document-statistic meta:table-count="2" meta:image-count="0" meta:object-count="0" meta:page-count="4" meta:paragraph-count="127" meta:word-count="439" meta:character-count="3421" meta:non-whitespace-character-count="3111"/>
  </office:meta>
</office:document-meta>
</file>